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2">
      <style:paragraph-properties fo:margin-left="1in" fo:margin-right="0in" fo:margin-top="0in" fo:margin-bottom="0in" loext:contextual-spacing="false" fo:text-indent="-0.25in" style:auto-text-indent="false"/>
    </style:style>
    <style:style style:name="P36" style:family="paragraph" style:parent-style-name="Standard" style:list-style-name="WWNum3">
      <style:paragraph-properties fo:margin-left="1in" fo:margin-right="0in" fo:margin-top="0in" fo:margin-bottom="0.0429in" loext:contextual-spacing="false" fo:text-indent="-0.25in" style:auto-text-indent="false"/>
    </style:style>
    <style:style style:name="P37" style:family="paragraph" style:parent-style-name="Heading_20_1" style:list-style-name="WWNum6"/>
    <style:style style:name="P38" style:family="paragraph" style:parent-style-name="Heading_20_1" style:list-style-name="WWNum6">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es de gestió empresarial</text:span><text:span text:style-name="T2"><text:line-break/></text:span><text:span text:style-name="T3">UD 05.(Semipresencial) Activitats avaluables 02</text:span></text:p>
      <text:p text:style-name="P3"><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5">Autor: Sergi García Barea</text:span></text:p>
      <text:p text:style-name="P6"><text:span text:style-name="T5">Actualitzat Octubre 2021</text:span></text:p>
      <text:p text:style-name="P6"><text:span text:style-name="T6">Llicència</text:span></text:p>
      <text:p text:style-name="P8"/>
      <text:p text:style-name="P7"><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l llarg d'aquest tema s'utilitzaran diferents símbols per distingir elements importants dins del contingut. Aquests símbols són:</text:p>
      <text:p text:style-name="P9"/>
      <text:p text:style-name="P11"><text:span text:style-name="T10"><text:s/>📖 </text:span><text:span text:style-name="T11">Important</text:span></text:p>
      <text:p text:style-name="P12"><text:soft-page-break/></text:p>
      <text:p text:style-name="P11"><text:span text:style-name="T12"><text:s/>❕</text:span><text:span text:style-name="T13"> </text:span><text:span text:style-name="T11">Atenció</text:span></text:p>
      <text:p text:style-name="P12"/>
      <text:p text:style-name="P11"><text:span text:style-name="T10"><text:s/>💬</text:span> <text:span text:style-name="T11">Interessant</text:span></text:p>
      <text:p text:style-name="P13"><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Data d’entrega</text:span></text:a><text:span text:style-name="T18"><text:tab/>3</text:span></text:p>
          <text:p text:style-name="P15"><text:a xlink:type="simple" xlink:href="#_9maybllx2a09" text:style-name="Index_20_Link" text:visited-style-name="Index_20_Link"><text:span text:style-name="T18">Observacions prèvies a la realització de la tasca avaluables</text:span></text:a><text:span text:style-name="T18"><text:tab/>3</text:span></text:p>
          <text:p text:style-name="P15"><text:a xlink:type="simple" xlink:href="#_2itjvswydgw7" text:style-name="Index_20_Link" text:visited-style-name="Index_20_Link"><text:span text:style-name="T18">Citació demostració d’autoria dels exercicis i castic per </text:span></text:a><text:span text:style-name="T9">còpia</text:span><text:span text:style-name="T18"><text:tab/>3</text:span></text:p>
          <text:p text:style-name="P15"><text:a xlink:type="simple" xlink:href="#_42r7h17vh8ep" text:style-name="Index_20_Link" text:visited-style-name="Index_20_Link"><text:span text:style-name="T18">Entrevista tècnica</text:span></text:a><text:span text:style-name="T18"><text:tab/>4</text:span></text:p>
          <text:p text:style-name="P15"><text:a xlink:type="simple" xlink:href="#_viyy9irjbnvt" text:style-name="Index_20_Link" text:visited-style-name="Index_20_Link"><text:span text:style-name="T18">Pregunta entrevista 01</text:span></text:a><text:span text:style-name="T18"><text:tab/>4</text:span></text:p>
          <text:p text:style-name="P15"><text:a xlink:type="simple" xlink:href="#_iue3awf1svd8" text:style-name="Index_20_Link" text:visited-style-name="Index_20_Link"><text:span text:style-name="T18">Pregunta entrevista 02</text:span></text:a><text:span text:style-name="T18"><text:tab/>4</text:span></text:p>
          <text:p text:style-name="P15"><text:a xlink:type="simple" xlink:href="#_ee7ha6i6dtf3" text:style-name="Index_20_Link" text:visited-style-name="Index_20_Link"><text:span text:style-name="T18">Pregunta entrevista 03</text:span></text:a><text:span text:style-name="T18"><text:tab/>5</text:span></text:p>
          <text:p text:style-name="P15"><text:a xlink:type="simple" xlink:href="#_cbr7xhlha71c" text:style-name="Index_20_Link" text:visited-style-name="Index_20_Link"><text:span text:style-name="T18">Pregunta entrevista 04</text:span></text:a><text:span text:style-name="T18"><text:tab/>5</text:span></text:p>
          <text:p text:style-name="P15"><text:a xlink:type="simple" xlink:href="#_8k3r29acb6os" text:style-name="Index_20_Link" text:visited-style-name="Index_20_Link"><text:span text:style-name="T18">Pregunta entrevista 05</text:span></text:a><text:span text:style-name="T18"><text:tab/>5</text:span></text:p>
          <text:p text:style-name="P15"><text:a xlink:type="simple" xlink:href="#_fzwbd73vp88y" text:style-name="Index_20_Link" text:visited-style-name="Index_20_Link"><text:span text:style-name="T18">Pregunta entrevista 06</text:span></text:a><text:span text:style-name="T18"><text:tab/>6</text:span></text:p>
          <text:p text:style-name="P15"><text:a xlink:type="simple" xlink:href="#_4na72h2qlg6j" text:style-name="Index_20_Link" text:visited-style-name="Index_20_Link"><text:span text:style-name="T18">Pregunta entrevista 07</text:span></text:a><text:span text:style-name="T18"><text:tab/>7</text:span></text:p>
          <text:p text:style-name="P15"><text:a xlink:type="simple" xlink:href="#_vw8rw3phwpgn" text:style-name="Index_20_Link" text:visited-style-name="Index_20_Link"><text:span text:style-name="T18">Pregunta entrevista 08</text:span></text:a><text:span text:style-name="T18"><text:tab/>8</text:span></text:p>
          <text:p text:style-name="P15"><text:a xlink:type="simple" xlink:href="#_8l72fx451459" text:style-name="Index_20_Link" text:visited-style-name="Index_20_Link"><text:span text:style-name="T18">Pregunta entrevista 09</text:span></text:a><text:span text:style-name="T18"><text:tab/>8</text:span></text:p>
          <text:p text:style-name="P15"><text:a xlink:type="simple" xlink:href="#_z6fdhptwwwm3" text:style-name="Index_20_Link" text:visited-style-name="Index_20_Link"><text:span text:style-name="T9">Pregunta entrevista 10</text:span></text:a><text:span text:style-name="T9"><text:tab/>9</text:span></text:p>
          <text:p text:style-name="P15"><text:a xlink:type="simple" xlink:href="#_uagkr6qiqv6g" text:style-name="Index_20_Link" text:visited-style-name="Index_20_Link"><text:span text:style-name="T18">Pregunta entrevista 11</text:span></text:a><text:span text:style-name="T18"><text:tab/>9</text:span></text:p>
          <text:p text:style-name="P15"><text:a xlink:type="simple" xlink:href="#_za5gxeh5rekm" text:style-name="Index_20_Link" text:visited-style-name="Index_20_Link"><text:span text:style-name="T18">Pregunta entrevista 12</text:span></text:a><text:span text:style-name="T18"><text:tab/>10</text:span></text:p>
          <text:p text:style-name="P15"><text:soft-page-break/><text:a xlink:type="simple" xlink:href="#_1njrcxtecf6g" text:style-name="Index_20_Link" text:visited-style-name="Index_20_Link"><text:span text:style-name="T18">Pregunta entrevista 13</text:span></text:a><text:span text:style-name="T18"><text:tab/>10</text:span></text:p>
          <text:p text:style-name="P15"><text:a xlink:type="simple" xlink:href="#_xwzriuao28x1" text:style-name="Index_20_Link" text:visited-style-name="Index_20_Link"><text:span text:style-name="T18">Pregunta entrevista 14</text:span></text:a><text:span text:style-name="T18"><text:tab/>10</text:span></text:p>
          <text:p text:style-name="P16"><text:a xlink:type="simple" xlink:href="#_fecl4ysxugpx" text:style-name="Index_20_Link" text:visited-style-name="Index_20_Link"><text:span text:style-name="T18">Pregunta entrevista 15</text:span></text:a><text:span text:style-name="T18"><text:tab/>11</text:span></text:p>
        </text:index-body>
      </text:table-of-content>
      <text:p text:style-name="P18"/>
      <text:p text:style-name="P19"><text:span text:style-name="T15">UD05. Activitats avaluables 02 (Semipresencial)</text:span></text:p>
      <text:list xml:id="list3311656248" text:style-name="WWNum6">
        <text:list-item>
          <text:p text:style-name="P38"><text:bookmark text:name="_dbh0n1vac4c8"/>Data d’entrega</text:p>
        </text:list-item>
      </text:list>
      <text:p text:style-name="Standard"><text:span text:style-name="T11">Data límit d'entrega: </text:span><text:span text:style-name="T19">Dissabte 20 de novembre a les 23:55.</text:span></text:p>
      <text:p text:style-name="Standard">L’activitat serà avaluada quan haja passat la data límit d’entrega.</text:p>
      <text:p text:style-name="P24"><text:span text:style-name="T12"><text:s/>❕</text:span><text:span text:style-name="T13"> </text:span><text:span text:style-name="T11">Atenció: </text:span>la data d’entrega no és prorrogable. Si no entregues en temps, la qualificació serà 0.</text:p>
      <text:list xml:id="list41243698126884" text:continue-numbering="true" text:style-name="WWNum6">
        <text:list-item>
          <text:p text:style-name="P38"><text:bookmark text:name="_9maybllx2a09"/>Observacions prèvies a la realització de la tasca avaluables</text:p>
        </text:list-item>
      </text:list>
      <text:list xml:id="list2450560174" text:style-name="WWNum2">
        <text:list-item>
          <text:p text:style-name="P25">Per a lliurar les imatges dels contenidors, has d’utilitzar el repositori de “Docker Hub”.</text:p>
          <text:list>
            <text:list-item>
              <text:p text:style-name="P35">Les imatges dels contenidors han de ser privades.</text:p>
            </text:list-item>
          </text:list>
        </text:list-item>
        <text:list-item>
          <text:p text:style-name="P29">Has d’utilitzar el repositori Github creat per lliurar treballs del mòdul. Recordeu que el repositori de Github:</text:p>
          <text:list>
            <text:list-item>
              <text:p text:style-name="P35">És un lloc de treball. Es valorarà si s’ha utilitzat correctament (pujant versions i no actuant únicament com un lloc on lliurar la tasca).</text:p>
            </text:list-item>
            <text:list-item>
              <text:p text:style-name="P35">És molt important que el repositori siga privat, per tal d’evitar una hipotètica còpia d’altres alumnes.</text:p>
            </text:list-item>
            <text:list-item>
              <text:p text:style-name="P35">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5">El repositori és un portfolio i no "un lloc on entregar la pràctica". Faciliteu la lectura pujant el document en PDF mínim (a més, podeu pujar en ODT, DOCX, etc.). No fiqueu el document en un ".zip" o ".rar".</text:p>
            </text:list-item>
          </text:list>
        </text:list-item>
        <text:list-item>
          <text:p text:style-name="P29">Quan s’entreguen documents, aquests han de tindre una bona presentació. Encara que siga xicotet, ha de tindre portada, índex, capçalera, peu de pàgina (amb nombre de pàgina), a més de ser coherent en estil.</text:p>
        </text:list-item>
        <text:list-item>
          <text:p text:style-name="P29">Quan s’entregue fitxers amb codi han d’estar correctament formatats i abundantment comentats. </text:p>
          <text:list>
            <text:list-item>
              <text:p text:style-name="P35"><text:span text:style-name="T19">Nota: podeu fer els comentaris dels programes a la llengua que vulgueu (Castellà, Valencià o Anglés).</text:span></text:p>
            </text:list-item>
          </text:list>
        </text:list-item>
      </text:list>
      <text:list xml:id="list2104608648" text:style-name="WWNum1">
        <text:list-item>
          <text:p text:style-name="P31">Les parts de redactat de l’activitat han de fer-se en valencià. No serem molt estrictes en gramàtica i ortografia, però almenys heu d’intentar fer-ho bé.</text:p>
        </text:list-item>
      </text:list>
      <text:p text:style-name="Standard"><text:soft-page-break/></text:p>
      <text:p text:style-name="P24"><text:span text:style-name="T12"><text:s/>❕</text:span><text:span text:style-name="T13"> </text:span><text:span text:style-name="T11">Atenció: </text:span>no complir aquestes consideracions pot reduir la nota fins a 3 punts.</text:p>
      <text:list xml:id="list41244182299636" text:continue-list="list41243698126884" text:style-name="WWNum6">
        <text:list-item>
          <text:p text:style-name="P37"><text:bookmark text:name="_2itjvswydgw7"/>Citació demostració d’autoria dels exercicis i castic per cò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Es ficara una nota provisional, però posteriorment tot l’alumnat serà citat per a defendre en persona o videoconferència l’autoria completa d’aquest avaluable.</text:span></text:p>
      <text:p text:style-name="Standard">Si l’alumnat no pot fer aquesta defensa i aquestes modificacions, es considerarà que ha copiat l’exercici. <text:span text:style-name="T21">La còpia es castiga amb el suspens del mòdul complet.</text:span></text:p>
      <text:p text:style-name="P1"/>
      <text:list xml:id="list41244150413099" text:continue-numbering="true" text:style-name="WWNum6">
        <text:list-item>
          <text:p text:style-name="P38"><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2"><text:s/>❕</text:span><text:span text:style-name="T13"> </text:span><text:span text:style-name="T11">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41244703299315" text:continue-numbering="true" text:style-name="WWNum6">
        <text:list-item>
          <text:list>
            <text:list-item>
              <text:p text:style-name="P38"><text:bookmark text:name="_viyy9irjbnvt"/>Pregunta entrevista 01</text:p>
            </text:list-item>
          </text:list>
        </text:list-item>
      </text:list>
      <text:p text:style-name="Standard">Explica i posa un exemple senzill d’una funció lambda en Python 3.</text:p>
      <text:p text:style-name="Standard">Després, posa un exemple que utilitze les funcions de Python:</text:p>
      <text:p text:style-name="Standard">Utilitzant “map()” (i “list()” e “int()” com a recolzament per convertir a llista i a nombres sencers) heu de llegir de teclat una cadena de text formada per números separats amb espai i transformar-la en una llista formada per nombres sencers. </text:p>
      <text:p text:style-name="Standard">Utilitzant “filter()”, elimina de la cadena anterior els números menors que 10.</text:p>
      <text:p text:style-name="Standard">Amb la cadena resultant i utilitzant “reduce()”, retorna la multiplicació dels elements de la llista.</text:p>
      <text:list xml:id="list41243440136328" text:continue-numbering="true" text:style-name="WWNum6">
        <text:list-item>
          <text:list>
            <text:list-item>
              <text:p text:style-name="P37"><text:bookmark text:name="_iue3awf1svd8"/>Pregunta entrevista 02</text:p>
            </text:list-item>
          </text:list>
        </text:list-item>
      </text:list>
      <text:p text:style-name="P12"><text:soft-page-break/>Realitza una aplicació que comprove si una solució d'un Sudoku és correcta o no. L'explicació dels regles del Sudoku els teniu ací <text:a xlink:type="simple" xlink:href="https://es.wikipedia.org/wiki/sudoku" text:style-name="ListLabel_20_46" text:visited-style-name="ListLabel_20_46"><text:span text:style-name="T23">https://es.wikipedia.org/wiki/sudoku</text:span></text:a> </text:p>
      <text:p text:style-name="P12">El Sudoku serà llegit d’un fitxer “Sudoku.in”, format per 9 línies on cadascuna d’aquestes estarà formada per 9 números separats per espais. El programa ens mostrarà per consola i el resultat serà mostrat per consola si és correcte o no.</text:p>
      <text:p text:style-name="P12">Internament el programa realitzarà la comprovació de si el Sudoku és o no correcte en una funció definida com “def esSudokuCorrecto(miArrayBi)” que retornarà true si és correcte, false en cas contrari.</text:p>
      <text:p text:style-name="P12"/>
      <text:p text:style-name="P12"><text:span text:style-name="T11">Exemple de “Sudoku.in”</text:span></text:p>
      <text:p text:style-name="P12">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2"><text:span text:style-name="T11">Exemple eixida:</text:span></text:p>
      <text:p text:style-name="P12">Incorrecte</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sSudokuCorrecto”.</text:p>
      <text:list xml:id="list41243484881058" text:continue-numbering="true" text:style-name="WWNum6">
        <text:list-item>
          <text:list>
            <text:list-item>
              <text:p text:style-name="P37"><text:bookmark text:name="_ee7ha6i6dtf3"/>Pregunta entrevista 03</text:p>
            </text:list-item>
          </text:list>
        </text:list-item>
      </text:list>
      <text:p text:style-name="P17">Realitza una aplicació que sol·licite una cadena de text. El programa ha de dir quantes vegades ocorre cadascun d'aquests patrons sense distingir majúscules i minúscules: “00” “101”, “ABC”, “HO”. Un caràcter pot formar part de més d'un patró oposat. Per exemple:</text:p>
      <text:p text:style-name="P17">En la cadena “000” el patró “00” apareix dues vegades (una comença en la posició 0 i una altra comença en la posició 1).</text:p>
      <text:p text:style-name="P17">Internament el programa realitzarà el compte de patrons amb una funció definida com</text:p>
      <text:p text:style-name="P17">“def numeroPatrones(text)” que retornarà un nombre enter amb el nombre de patrons oposats.</text:p>
      <text:p text:style-name="P24"><text:soft-page-break/><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numeroPatrones”.</text:p>
      <text:list xml:id="list41243375667325" text:continue-numbering="true" text:style-name="WWNum6">
        <text:list-item>
          <text:list>
            <text:list-item>
              <text:p text:style-name="P37"><text:bookmark text:name="_cbr7xhlha71c"/>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text:span text:style-name="T11">Exemple Entrada (llegit de teclat)</text:span></text:p>
      <text:p text:style-name="Standard">0 0 -1 0</text:p>
      <text:p text:style-name="Standard">0 -1 -1 0</text:p>
      <text:p text:style-name="Standard"><text:span text:style-name="T11">Exemple Eixida (mostrat per pantalla)</text:span></text:p>
      <text:p text:style-name="Standard">1 3 -1 2</text:p>
      <text:p text:style-name="Standard">1 -1 -1 2</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contandoMinas”.</text:p>
      <text:list xml:id="list41243803694074" text:continue-numbering="true" text:style-name="WWNum6">
        <text:list-item>
          <text:list>
            <text:list-item>
              <text:p text:style-name="P37"><text:bookmark text:name="_8k3r29acb6os"/>Pregunta entrevista 05</text:p>
            </text:list-item>
          </text:list>
        </text:list-item>
      </text:list>
      <text:p text:style-name="Standard">Dissenya la classe “Escola” per a un programa que permeta la gestió completa de diverses <text:s/>escoles. Per cada escola, s’instanciara la classe “Escola” que definim ara:</text:p>
      <text:list xml:id="list360986528" text:style-name="WWNum3">
        <text:list-item>
          <text:p text:style-name="P26"><text:span text:style-name="T11">Classe Escola</text:span>: contindrà la informació de les escoles (nom, localitat, responsable...) així com dels diferents professors i com els diferents grups d’alumnes, utilitzant les següents classes proposades.</text:p>
          <text:list>
            <text:list-item>
              <text:p text:style-name="P36">Ha de tindre mètodes per afegir/eliminar alumnes, professors.</text:p>
            </text:list-item>
          </text:list>
        </text:list-item>
      </text:list>
      <text:p text:style-name="Standard">De forma auxiliar a la classe “Escola”, s’han de crear les següents classes:</text:p>
      <text:list xml:id="list41244550757770" text:continue-numbering="true" text:style-name="WWNum3">
        <text:list-item>
          <text:p text:style-name="P26"><text:span text:style-name="T11">Classe Professor</text:span>: contindrà informació dels professors que treballen allí (nom, tipus (ciències, lletres o mixt)).</text:p>
        </text:list-item>
        <text:list-item>
          <text:p text:style-name="P32"><text:span text:style-name="T11">Classe Alumne</text:span>: contindrà la informació dels alumnes de l'escola (nom, curs, professor responsable (només un professor)).</text:p>
        </text:list-item>
      </text:list>
      <text:p text:style-name="Standard">No hi ha un alumne que vaja a dues escoles diferents, ni dos professors que treballen en diferents escoles. Per tant trieu l'estructura d'objectes més adequada per al seu correcte emmagatzematge.</text:p>
      <text:p text:style-name="Standard">Les classes han d’estar declarades en un fitxer separat del programa. A més:</text:p>
      <text:list xml:id="list362691349" text:style-name="WWNum4">
        <text:list-item>
          <text:p text:style-name="P27">S’han de representar les relacions entre classes.</text:p>
        </text:list-item>
        <text:list-item>
          <text:p text:style-name="P33"><text:soft-page-break/>Han de tindre mètodes per gestionar correctament tots els elements, amb les seues corresponents operacions (inserció, modificació, esborrat, visualització, etc.).</text:p>
        </text:list-item>
      </text:list>
      <text:p text:style-name="Standard"><text:span text:style-name="T19">Finalment, fes un codi d’exemple que permeta provar l’has capacitats del teu disseny.</text:span></text:p>
      <text:p text:style-name="P2"/>
      <text:p text:style-name="P24"><text:span text:style-name="T10">💬</text:span> <text:span text:style-name="T11">Consell 01: </text:span>aquest tutorial pot ajudar-te a organitzar les classes Python en diversos fitxers</text:p>
      <text:p text:style-name="P24"><text:a xlink:type="simple" xlink:href="https://www.delftstack.com/es/howto/python/python-import-class-from-another-file/" text:style-name="ListLabel_20_46" text:visited-style-name="ListLabel_20_46"><text:span text:style-name="T23">https://www.delftstack.com/es/howto/python/python-import-class-from-another-file/</text:span></text:a> </text:p>
      <text:list xml:id="list41243065180571" text:continue-list="list41243803694074" text:style-name="WWNum6">
        <text:list-item>
          <text:list>
            <text:list-item>
              <text:p text:style-name="P37"><text:bookmark text:name="_fzwbd73vp88y"/>Pregunta entrevista 06</text:p>
            </text:list-item>
          </text:list>
        </text:list-item>
      </text:list>
      <text:p text:style-name="Standard">SQLAlchemy és una biblioteca de Python amb diverses funcions i drivers per tractar amb bases de dades. Una de les funcions més destacades és la inclusió d’un ORM (Object Relational Mapping).</text:p>
      <text:p text:style-name="Standard">Partint del disseny de classes de la pregunta anterior i el seu codi, fes un nou programa que afegisca persistència a les classes, mantenint les seues relacions utilitzant l’ORM de Python 3 inclòs a la biblioteca SQLAlchemy amb <text:span text:style-name="T19">el driver de SQLite</text:span>. </text:p>
      <text:p text:style-name="Standard">Fes un codi d’exemple que permeta provar la persistència adquirida en implementar l’ORM amb objectes de la classe “Alumne”, indicant clarament en comentaris que ha de fer-se per provar-la.</text:p>
      <text:p text:style-name="Standard"/>
      <text:p text:style-name="P24"><text:span text:style-name="T10"><text:s/>💬</text:span> <text:span text:style-name="T11">Consell 01: </text:span>Pot ajudar-te en aquesta tasca aquests tutorials:</text:p>
      <text:p text:style-name="P24"><text:span text:style-name="T11">a)</text:span> Per posar en marxa SQLAlchemy ORM:</text:p>
      <text:p text:style-name="P24"><text:a xlink:type="simple" xlink:href="https://j2logo.com/python/sqlalchemy-tutorial-de-python-sqlalchemy-guia-de-inicio/" text:style-name="ListLabel_20_46" text:visited-style-name="ListLabel_20_46"><text:span text:style-name="T23">https://j2logo.com/python/sqlalchemy-tutorial-de-python-sqlalchemy-guia-de-inicio/</text:span></text:a> </text:p>
      <text:p text:style-name="P24"><text:span text:style-name="T11">b)</text:span> Per entendre <text:s/>relacions 1 a molts <text:a xlink:type="simple" xlink:href="https://programmerclick.com/article/38091329500/" text:style-name="ListLabel_20_46" text:visited-style-name="ListLabel_20_46"><text:span text:style-name="T23">https://programmerclick.com/article/38091329500/</text:span></text:a> i <text:a xlink:type="simple" xlink:href="https://www.hectormansilla.cl/2020/05/14/relaciones-uno-a-muchos-en-sqlalchemy/" text:style-name="ListLabel_20_46" text:visited-style-name="ListLabel_20_46"><text:span text:style-name="T23">https://www.hectormansilla.cl/2020/05/14/relaciones-uno-a-muchos-en-sqlalchemy/</text:span></text:a> </text:p>
      <text:p text:style-name="P24"><text:span text:style-name="T19">IMPORTANT</text:span>: llegiu i entengueu els tutorials de manera crítica.</text:p>
      <text:p text:style-name="Standard"/>
      <text:p text:style-name="P24"><text:span text:style-name="T10"><text:s/>💬</text:span> <text:span text:style-name="T11">Consell 02: </text:span>una bona estratègia per provar la persistència, és fer un codís/funcions que creen/modifiquen/eliminen alguns objectes, tancar el programa, comentar eixos fragments i comprovar que pese a no executar-se els canvis, aquests estan reflectits en la persistència i en el programa.</text:p>
      <text:p text:style-name="Standard"/>
      <text:p text:style-name="P24"><text:span text:style-name="T10"><text:s/>💬</text:span> <text:span text:style-name="T11">Consell 03: </text:span>per instal·lar SQLAlchemy, pots ajudar-te de “<text:span text:style-name="T22">pip3 install SQLAlchemy</text:span>”.</text:p>
      <text:p text:style-name="Standard"/>
      <text:p text:style-name="Standard"/>
      <text:p text:style-name="Standard"><text:soft-page-break/></text:p>
      <text:list xml:id="list41243998772532" text:continue-numbering="true" text:style-name="WWNum6">
        <text:list-item>
          <text:list>
            <text:list-item>
              <text:p text:style-name="P37"><text:bookmark text:name="_4na72h2qlg6j"/>Pregunta entrevista 07</text:p>
            </text:list-item>
          </text:list>
        </text:list-item>
      </text:list>
      <text:p text:style-name="Standard">Realitza un programa que rebrà per paràmetres de consola dos noms: <text:s/>el del fitxer d’entrada i el del fitxer d’eixida. </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Standard">El programa implementarà dues funcions: “esPalindromo” i “esPrimo”.</text:p>
      <text:p text:style-name="Standard"><text:span text:style-name="T11">Important</text:span>: aquestes funcions hauran d’estar comprovades amb un test unitari. Recomanem per aquest cas “doctest” <text:a xlink:type="simple" xlink:href="https://docs.python.org/es/3/library/doctest.html" text:style-name="ListLabel_20_46" text:visited-style-name="ListLabel_20_46"><text:span text:style-name="T23">https://docs.python.org/es/3/library/doctest.html</text:span></text:a> però val qualsevol altra utilitat per fer tests unitaris.</text:p>
      <text:p text:style-name="Standard">El programa ha de llegir el fitxer d’entrada. Aquest fitxer conte un número per línia (no s’especifica quantes línies, ha de funcionar per qualsevol número).</text:p>
      <text:p text:style-name="Standard"/>
      <text:p text:style-name="Standard">El nostre programa ha d’imprimir en el fitxer d’eixida dues línies i després un llistat amb un número per línia: </text:p>
      <text:list xml:id="list1320278794" text:style-name="WWNum5">
        <text:list-item>
          <text:p text:style-name="P28">La primera línia ha de dir <text:s/>quants números eren “palíndroms” (capicua)</text:p>
        </text:list-item>
        <text:list-item>
          <text:p text:style-name="P30">Una altra línia dient quants eren “cosins”.</text:p>
        </text:list-item>
        <text:list-item>
          <text:p text:style-name="P34">Finalment, “n” línies indicant quins “n” números eren al mateix temps cosins i palíndroms.</text:p>
        </text:list-item>
      </text:list>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text:soft-page-break/>15</text:p>
      <text:p text:style-name="Standard">22</text:p>
      <text:p text:style-name="Standard"><text:span text:style-name="T11">Fitxer “exempleEixida.txt”</text:span></text:p>
      <text:p text:style-name="Standard">Hi han 4 números palíndroms.</text:p>
      <text:p text:style-name="Standard">Hi han 4 números cosins.</text:p>
      <text:p text:style-name="Standard">5</text:p>
      <text:p text:style-name="Standard">7</text:p>
      <text:p text:style-name="Standard">11</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sPrim” i “esPalindrom”.</text:p>
      <text:p text:style-name="Standard"/>
      <text:p text:style-name="P24"><text:span text:style-name="T10">💬</text:span> <text:span text:style-name="T11">Consell 02: </text:span>aquest tutorial pot ajudar-te amb “Doctest” </text:p>
      <text:p text:style-name="P24"><text:a xlink:type="simple" xlink:href="https://www.digitalocean.com/community/tutorials/how-to-write-doctests-in-python" text:style-name="ListLabel_20_46" text:visited-style-name="ListLabel_20_46"><text:span text:style-name="T23">https://www.digitalocean.com/community/tutorials/how-to-write-doctests-in-python</text:span></text:a> </text:p>
      <text:p text:style-name="Standard"/>
      <text:p text:style-name="P24"><text:span text:style-name="T10">💬</text:span> <text:span text:style-name="T11">Consell 03: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41243947360112" text:continue-list="list41243998772532" text:style-name="WWNum6">
        <text:list-item>
          <text:list>
            <text:list-item>
              <text:p text:style-name="P37"><text:bookmark text:name="_vw8rw3phwpgn"/>Pregunta entrevista 08</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text:soft-page-break/></text:p>
      <text:p text:style-name="P24"><text:span text:style-name="T10">💬</text:span> <text:span text:style-name="T11">Consell 01: </text:span>aquest tutorial i cheatsheet poden ser útils per solucionar aquest problema</text:p>
      <text:p text:style-name="P24"><text:a xlink:type="simple" xlink:href="https://unipython.com/operaciones-con-archivos-y-carpetas-en-python/" text:style-name="ListLabel_20_46" text:visited-style-name="ListLabel_20_46"><text:span text:style-name="T23">https://unipython.com/operaciones-con-archivos-y-carpetas-en-python/</text:span></text:a></text:p>
      <text:p text:style-name="P24"><text:a xlink:type="simple" xlink:href="https://github.com/sergarb1/CheatSheetsCastellano/raw/master/Cheatsheet%20-%20Python%20para%20crear%20Scripts%20de%20Sistemas%20operativos.pdf" text:style-name="ListLabel_20_46" text:visited-style-name="ListLabel_20_46"><text:span text:style-name="T23">https://github.com/sergarb1/CheatSheetsCastellano/raw/master/Cheatsheet%20-%20Python%20para%20crear%20Scripts%20de%20Sistemas%20operativos.pdf</text:span></text:a></text:p>
      <text:p text:style-name="Standard"/>
      <text:p text:style-name="P24"><text:span text:style-name="T10">💬</text:span> <text:span text:style-name="T11">Consell 02: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41244317597086" text:continue-numbering="true" text:style-name="WWNum6">
        <text:list-item>
          <text:list>
            <text:list-item>
              <text:p text:style-name="P37"><text:bookmark text:name="_8l72fx451459"/>Pregunta entrevista 09</text:p>
            </text:list-item>
          </text:list>
        </text:list-item>
      </text:list>
      <text:p text:style-name="Standard">Utilitzant la biblioteca <text:a xlink:type="simple" xlink:href="https://pypi.org/project/python-barcode/" text:style-name="ListLabel_20_46" text:visited-style-name="ListLabel_20_46"><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p text:style-name="P24"><text:span text:style-name="T10">💬</text:span> <text:span text:style-name="T11">Consell 01: </text:span>per llegir fitxers “.csv” pots utilizar la biblioteca “csv” o la biblioteca “pandas”. Ací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P24"><text:span text:style-name="T10">💬</text:span> <text:span text:style-name="T11">Consell 02: <text:s/></text:span>pots instal·lar Python Barcode amb <text:span text:style-name="T22">‘pip3 install python-barcode’</text:span> i <text:span text:style-name="T22">‘pip3 install "python-barcode[images]"’</text:span>.</text:p>
      <text:p text:style-name="Standard"/>
      <text:p text:style-name="P24"><text:soft-page-break/><text:span text:style-name="T10">💬</text:span> <text:span text:style-name="T11">Consell 03: <text:s/></text:span>tens exemples de funcionament de Python Barcode que són utils directament en <text:a xlink:type="simple" xlink:href="https://pypi.org/project/python-barcode/" text:style-name="ListLabel_20_46" text:visited-style-name="ListLabel_20_46"><text:span text:style-name="T23">https://pypi.org/project/python-barcode/</text:span></text:a>. Records comprendre que estàs fent. Has de tindre clar que és EAN13 abans de codificar <text:a xlink:type="simple" xlink:href="https://es.wikipedia.org/wiki/European_Article_Number" text:style-name="ListLabel_20_46" text:visited-style-name="ListLabel_20_46"><text:span text:style-name="T23">https://es.wikipedia.org/wiki/European_Article_Number</text:span></text:a> </text:p>
      <text:p text:style-name="Standard"/>
      <text:list xml:id="list41244181544797" text:continue-numbering="true" text:style-name="WWNum6">
        <text:list-item>
          <text:list>
            <text:list-item>
              <text:p text:style-name="P37"><text:bookmark text:name="_z6fdhptwwwm3"/>Pregunta entrevista 10</text:p>
            </text:list-item>
          </text:list>
        </text:list-item>
      </text:list>
      <text:p text:style-name="Standard">Complementant la pregunta anterior i utilitzant com a base el següent exemple de codi <text:a xlink:type="simple" xlink:href="https://www.geeksforgeeks.org/how-to-make-a-barcode-reader-in-python/" text:style-name="ListLabel_20_46" text:visited-style-name="ListLabel_20_46"><text:span text:style-name="T23">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
      <text:p text:style-name="P24"><text:span text:style-name="T10">💬</text:span> <text:span text:style-name="T11">Consell 01: </text:span>per usar aquesta biblioteca, a més d’instal·lar-la amb “<text:span text:style-name="T22">pip3 install pyzbar</text:span>”, has d’instal·lar la utilitat “zbar” que es pot instal·lar amb “<text:span text:style-name="T22">apt install zbar-tools</text:span>”</text:p>
      <text:p text:style-name="Standard"/>
      <text:p text:style-name="P24"><text:span text:style-name="T10">💬</text:span> <text:span text:style-name="T11">Consell 02: </text:span>per fer servir la biblioteca “cv2” (les sigles CV son de Computer Vision), has d’instalar “<text:span text:style-name="T22">pip3 install opencv-python</text:span>” i “<text:span text:style-name="T22">pip3 install opencv-contrib-python</text:span>”.</text:p>
      <text:list xml:id="list41243662698623" text:continue-numbering="true" text:style-name="WWNum6">
        <text:list-item>
          <text:list>
            <text:list-item>
              <text:p text:style-name="P37"><text:bookmark text:name="_uagkr6qiqv6g"/>Pregunta entrevista 11</text:p>
            </text:list-item>
          </text:list>
        </text:list-item>
      </text:list>
      <text:p text:style-name="Standard">Crea un programa que tinga una interfície gràfica” senzilla fent servir “Kivy”, un entorn multiplataforma per Python <text:a xlink:type="simple" xlink:href="https://kivy.org" text:style-name="ListLabel_20_46" text:visited-style-name="ListLabel_20_46"><text:span text:style-name="T23">https://kivy.org</text:span></text:a>.</text:p>
      <text:p text:style-name="Standard">Aquest programa, en arrancar, carregara un fitxer (“users.csv”) que per cada línia tindrà un usuari i el SHA1 del password, amb el següent format:</text:p>
      <text:p text:style-name="Standard">“user”:”passwordinSHA1”</text:p>
      <text:p text:style-name="Standard">La interfície gràfica que tindrà només dos camps de text, “usuari” i “contrasenya” (en text pla, però oculta en teclejar) i un botó “comprovar”. Si l’usuari existeix i la contrasenya és correcta, mostrarà un missatge de “OK”. En cas contrari, un missatge “ERROR”.</text:p>
      <text:p text:style-name="Standard"/>
      <text:p text:style-name="P24"><text:span text:style-name="T10">💬</text:span> <text:span text:style-name="T11">Consell 01: </text:span>per llegir fitxers “.csv” pots utilizar la biblioteca “csv” o la biblioteca “pandas”. Açi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Standard"/>
      <text:p text:style-name="Standard"/>
      <text:p text:style-name="Standard"/>
      <text:p text:style-name="P24"><text:soft-page-break/><text:span text:style-name="T10">💬</text:span> <text:span text:style-name="T11">Consell 02: </text:span>per comprovar si una contrasenya en SHA1 és correcta, aprofitant les propietats de les funcions “hash” <text:a xlink:type="simple" xlink:href="https://es.wikipedia.org/wiki/Funci%C3%B3n_hash" text:style-name="ListLabel_20_46" text:visited-style-name="ListLabel_20_46"><text:span text:style-name="T23">https://es.wikipedia.org/wiki/Funci%C3%B3n_hash</text:span></text:a> el que has de fer és obtenir el “hash” de la contrasenya en text pla i comparar eixe “hash” obtingut amb el “hash” emmagatzemar. Si són iguals, la contrasenya és correcta.</text:p>
      <text:p text:style-name="P24">Un exemple de SHA1 en Python 3 <text:a xlink:type="simple" xlink:href="https://programmerclick.com/article/7363885029/" text:style-name="ListLabel_20_46" text:visited-style-name="ListLabel_20_46"><text:span text:style-name="T23">https://programmerclick.com/article/7363885029/</text:span></text:a> </text:p>
      <text:p text:style-name="Standard"/>
      <text:p text:style-name="P24"><text:span text:style-name="T10">💬</text:span> <text:span text:style-name="T11">Consell 03: </text:span>tens un exemple d’una interfície d’inici de sessió en Kivy en <text:a xlink:type="simple" xlink:href="https://gist.github.com/Cheaterman/812203a74f8c552a4918" text:style-name="ListLabel_20_46" text:visited-style-name="ListLabel_20_46"><text:span text:style-name="T23">https://gist.github.com/Cheaterman/812203a74f8c552a4918</text:span></text:a></text:p>
      <text:p text:style-name="P24">També aquest tutorial</text:p>
      <text:p text:style-name="P24"><text:a xlink:type="simple" xlink:href="https://kivycoder.com/creating-a-login-screen-with-kivymd-python-kivy-gui-tutorial-44/" text:style-name="ListLabel_20_46" text:visited-style-name="ListLabel_20_46"><text:span text:style-name="T23">https://kivycoder.com/creating-a-login-screen-with-kivymd-python-kivy-gui-tutorial-44/</text:span></text:a> amb el vídeo <text:a xlink:type="simple" xlink:href="https://www.youtube.com/watch?v=G-Rp41BzGxg" text:style-name="ListLabel_20_46" text:visited-style-name="ListLabel_20_46"><text:span text:style-name="T23">https://www.youtube.com/watch?v=G-Rp41BzGxg</text:span></text:a> </text:p>
      <text:p text:style-name="Standard"/>
      <text:list xml:id="list41244538390148" text:continue-numbering="true" text:style-name="WWNum6">
        <text:list-item>
          <text:list>
            <text:list-item>
              <text:p text:style-name="P37"><text:bookmark text:name="_za5gxeh5rekm"/>Pregunta entrevista 12</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46" text:visited-style-name="ListLabel_20_46"><text:span text:style-name="T23">https://towardsdatascience.com/building-a-simple-text-recognizer-in-python-93e453ddb759</text:span></text:a></text:p>
      <text:p text:style-name="Standard">Podeu provar amb alguna imatge senzilla (només text i un fons homogeni) com: </text:p>
      <text:p text:style-name="Standard"><text:a xlink:type="simple" xlink:href="https://www.facebook.com/MumukiOrg/photos/pcb.4322522981176358/4322522757843047/" text:style-name="ListLabel_20_46" text:visited-style-name="ListLabel_20_46"><text:span text:style-name="T23">https://www.facebook.com/MumukiOrg/photos/pcb.4322522981176358/4322522757843047/</text:span></text:a></text:p>
      <text:p text:style-name="Standard"/>
      <text:p text:style-name="P24"><text:span text:style-name="T10">💬</text:span> <text:span text:style-name="T11">Consell 01: </text:span>per aquest prova, a més de les biblioteques Pillow y PyTesseract instal·lades amb “<text:span text:style-name="T22">pip3 install Pillow pytesseract</text:span>”, has d’instal·lar la utilitat “Tesseract” que es pot instal·lar amb “<text:span text:style-name="T22">apt install tesseract-ocr libtesseract-dev</text:span>”</text:p>
      <text:list xml:id="list41243607031146" text:continue-numbering="true" text:style-name="WWNum6">
        <text:list-item>
          <text:list>
            <text:list-item>
              <text:p text:style-name="P37"><text:bookmark text:name="_1njrcxtecf6g"/>Pregunta entrevista 13</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46" text:visited-style-name="ListLabel_20_46"><text:span text:style-name="T23">https://pythonizando.com/consumir-una-api-rest-con-python-3-usando-requests/</text:span></text:a></text:p>
      <text:p text:style-name="Standard">Fes un programa que consumeix l’API de “Rick and Morty” <text:a xlink:type="simple" xlink:href="https://rickandmortyapi.com/" text:style-name="ListLabel_20_46" text:visited-style-name="ListLabel_20_46"><text:span text:style-name="T23">https://rickandmortyapi.com/</text:span></text:a></text:p>
      <text:p text:style-name="Standard">El nostre programa ens permetrà, demanant per teclat una espècie (atribut “specie”), obtenir un llistat de quins personatges són d’eixa espècie.</text:p>
      <text:p text:style-name="P24"><text:span text:style-name="T10">💬</text:span> <text:span text:style-name="T11">Consell 01: </text:span>per instal·lar “requests” pots fer-lo amb “<text:span text:style-name="T22">pip3 install requests</text:span>”.</text:p>
      <text:p text:style-name="Standard"/>
      <text:list xml:id="list41243103574560" text:continue-numbering="true" text:style-name="WWNum6">
        <text:list-item>
          <text:list>
            <text:list-item>
              <text:p text:style-name="P37"><text:bookmark text:name="_xwzriuao28x1"/><text:soft-page-break/>Pregunta entrevista 14</text:p>
            </text:list-item>
          </text:list>
        </text:list-item>
      </text:list>
      <text:p text:style-name="Standard">El problema de les 8 Reines és àmpliament conegut</text:p>
      <text:p text:style-name="Standard"><text:a xlink:type="simple" xlink:href="https://es.wikipedia.org/wiki/problema_de_las_ocho_reinas" text:style-name="ListLabel_20_46" text:visited-style-name="ListLabel_20_46"><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n col·locar N reines en un tauler de NxN dimensions.</text:p>
      <text:p text:style-name="Standard"><text:span text:style-name="T19">NOTA IMPORTANT</text:span>: no s’admeten precàlculs, el programa ha de calcular les solucions.</text:p>
      <text:p text:style-name="Standard">Per provar, els resultats haurien de ser:</text:p>
      <text:p text:style-name="Standard"><text:span text:style-name="T11">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p text:style-name="Standard"><text:span text:style-name="T19">Per simplificar el problema, el vostre programa només haurà de calcular les “Solucions totals” del problema de les N reines (sense eliminar repeticions).</text:span></text:p>
      <text:p text:style-name="P24"><text:span text:style-name="T10">💬</text:span> <text:span text:style-name="T11">Consell 01: </text:span>intenta implementar les funcions demanades tu a soles. No copies la solució d’Internet ni dones una mirada a la d’un company, perquè a l’entrevista personal es demanaran modificacions i s’ha de comprendre que estan fent el programa.</text:p>
      <text:list xml:id="list41244078587482" text:continue-numbering="true" text:style-name="WWNum6">
        <text:list-item>
          <text:list>
            <text:list-item>
              <text:p text:style-name="P37"><text:bookmark text:name="_fecl4ysxugpx"/>Pregunta entrevista 15</text:p>
            </text:list-item>
          </text:list>
        </text:list-item>
      </text:list>
      <text:p text:style-name="Standard"><text:soft-page-break/>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46" text:visited-style-name="ListLabel_20_46"><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
      <text:p text:style-name="Standard"><text:span text:style-name="T11">Exemple de funcionament:</text:span></text:p>
      <text:p text:style-name="Standard">Cridem al programa “<text:span text:style-name="T22">programa.py llista.txt</text:span>”</text:p>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P24"><text:span text:style-name="T10">💬</text:span> <text:span text:style-name="T11">Consell 01: </text:span>Podeu instal·lar-la amb “<text:span text:style-name="T22">pip3 install pyperclip</text:span>”.</text:p>
      <text:p text:style-name="P24">Si vos dona "Not implemented Error”, instal·leu els següents programes: </text:p>
      <text:p text:style-name="P24">“<text:span text:style-name="T22">sudo apt-get install xsel</text:span>”</text:p>
      <text:p text:style-name="P24">“<text:span text:style-name="T22">sudo apt-get install xc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 02</text:span></text:p>
      </style:header>
      <style:footer>
        <text:p text:style-name="MP4"><text:span text:style-name="MT1">Sistemes de gestió empresarial<text:tab/><text:tab/>UD05 - Pà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237" meta:word-count="3041" meta:character-count="20419" meta:non-whitespace-character-count="17508"/>
    <meta:generator>LibreOfficeDev/6.0.5.2$Linux_X86_64 LibreOffice_project/</meta:generator>
  </office:meta>
</office:document-meta>
</file>